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Times New Roman1" svg:font-family="'Times New Roman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5.2in"/>
    </style:style>
    <style:style style:name="co3" style:family="table-column">
      <style:table-column-properties fo:break-before="auto" style:column-width="3.889in"/>
    </style:style>
    <style:style style:name="co4" style:family="table-column">
      <style:table-column-properties fo:break-before="auto" style:column-width="3.6374in"/>
    </style:style>
    <style:style style:name="co5" style:family="table-column">
      <style:table-column-properties fo:break-before="auto" style:column-width="10.7827in"/>
    </style:style>
    <style:style style:name="co6" style:family="table-column">
      <style:table-column-properties fo:break-before="auto" style:column-width="0.929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8492in" fo:break-before="auto" style:use-optimal-row-height="true"/>
    </style:style>
    <style:style style:name="ro3" style:family="table-row">
      <style:table-row-properties style:row-height="1.0154in" fo:break-before="auto" style:use-optimal-row-height="true"/>
    </style:style>
    <style:style style:name="ro4" style:family="table-row">
      <style:table-row-properties style:row-height="1.1811in" fo:break-before="auto" style:use-optimal-row-height="true"/>
    </style:style>
    <style:style style:name="ro5" style:family="table-row">
      <style:table-row-properties style:row-height="0.5181in" fo:break-before="auto" style:use-optimal-row-height="true"/>
    </style:style>
    <style:style style:name="ro6" style:family="table-row">
      <style:table-row-properties style:row-height="0.6839in" fo:break-before="auto" style:use-optimal-row-height="true"/>
    </style:style>
    <style:style style:name="ro7" style:family="table-row">
      <style:table-row-properties style:row-height="0.17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 style:data-style-name="N104"/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5" table:default-cell-style-name="Default"/>
        <table:table-column table:style-name="co1" table:number-columns-repeated="244" table:default-cell-style-name="Default"/>
        <table:table-column table:style-name="co6" table:number-columns-repeated="767" table:default-cell-style-name="Default"/>
        <table:table-row table:style-name="ro1">
          <table:table-cell office:value-type="string">
            <text:p>Item #</text:p>
          </table:table-cell>
          <table:table-cell office:value-type="string">
            <text:p>Description</text:p>
          </table:table-cell>
          <table:table-cell office:value-type="string">
            <text:p>image url #1</text:p>
          </table:table-cell>
          <table:table-cell office:value-type="string">
            <text:p>img url #2</text:p>
          </table:table-cell>
          <table:table-cell office:value-type="string">
            <text:p>Img url #3</text:p>
          </table:table-cell>
          <table:table-cell office:value-type="string">
            <text:p>img url #4</text:p>
          </table:table-cell>
          <table:table-cell office:value-type="string">
            <text:p>Tn_img url #1</text:p>
          </table:table-cell>
          <table:table-cell office:value-type="string">
            <text:p>Th_img url #2</text:p>
          </table:table-cell>
          <table:table-cell office:value-type="string">
            <text:p>Tn_img url #3</text:p>
          </table:table-cell>
          <table:table-cell office:value-type="string">
            <text:p>Tn_img url #4</text:p>
          </table:table-cell>
          <table:table-cell table:style-name="Default" office:value-type="string">
            <text:p>Price $$</text:p>
          </table:table-cell>
          <table:table-cell table:style-name="Default" office:value-type="string">
            <text:p>Shipping $$</text:p>
          </table:table-cell>
          <table:table-cell office:value-type="string">
            <text:p>PayPal code</text:p>
          </table:table-cell>
          <table:table-cell table:number-columns-repeated="1011"/>
        </table:table-row>
        <table:table-row table:style-name="ro2">
          <table:table-cell office:value-type="float" office:value="1">
            <text:p>1</text:p>
          </table:table-cell>
          <table:table-cell table:style-name="ce1" office:value-type="string">
            <text:p>One Etherlink III ISA Ethernet network card. 3C509B-TP</text:p>
            <text:p>Three Etherlink III ISA Ethernet network card. 3C509B-TP0</text:p>
            <text:p>One Etherlink XL PCI Ethernet network card. 3C900-TP0</text:p>
            <text:p>One Fast Ether link XL PCI Ethernet network card. 3C905B-TXNM</text:p>
            <text:p>One Model :I308 PCI ethernet card T11-2015-CH EW</text:p>
          </table:table-cell>
          <table:table-cell table:number-columns-repeated="4"/>
          <table:table-cell table:style-name="ce2" table:number-columns-repeated="2"/>
          <table:table-cell table:number-columns-repeated="2"/>
          <table:table-cell office:value-type="currency" office:currency="USD" office:value="10">
            <text:p>$10.00</text:p>
          </table:table-cell>
          <table:table-cell office:value-type="currency" office:currency="USD" office:value="15">
            <text:p>$15.00</text:p>
          </table:table-cell>
          <table:table-cell table:number-columns-repeated="1012"/>
        </table:table-row>
        <table:table-row table:style-name="ro3">
          <table:table-cell office:value-type="float" office:value="2">
            <text:p>2</text:p>
          </table:table-cell>
          <table:table-cell table:style-name="ce1" office:value-type="string">
            <text:p>WS-P220CT/S 8AO156-10951 ISA network card RTL8019AS</text:p>
            <text:p>Netgear PCI Ethernet card 00A0CC787E9B FA311 REV-A1</text:p>
            <text:p>3Com 3WAG2B45 EtherLink II/16 TP network card</text:p>
            <text:p>ejmnio-epxisa3w ISA Combo 10bT BNC AUI Ethernet Card NIC</text:p>
            <text:p>svmsgpx41102 27247-60003 HP 27247-60003 16 Bit 10 BaseT Lan Adaptor</text:p>
            <text:p>lancard/f-pc16 9aae01000 Tiara Computer Systems.inc</text:p>
          </table:table-cell>
          <table:table-cell table:number-columns-repeated="8"/>
          <table:table-cell office:value-type="currency" office:currency="USD" office:value="10">
            <text:p>$10.00</text:p>
          </table:table-cell>
          <table:table-cell office:value-type="currency" office:currency="USD" office:value="15">
            <text:p>$15.00</text:p>
          </table:table-cell>
          <table:table-cell table:number-columns-repeated="1012"/>
        </table:table-row>
        <table:table-row table:style-name="ro4">
          <table:table-cell office:value-type="float" office:value="3">
            <text:p>3</text:p>
          </table:table-cell>
          <table:table-cell table:style-name="ce1" office:value-type="string">
            <text:p>Trident ISA video card tvga8900c gc223110561</text:p>
            <text:p>VGA Wonder-16 16 Bit graphics card 16 bit ISA 512k</text:p>
            <text:p>IBM dxldp172 PCI graphics card s3 trio64v+ 7b26-1296 sn0163197 </text:p>
            <text:p>ATI-264VT2 (Mach64 VT) 109-34000-00 FCC ID: EXM340</text:p>
            <text:p>ATI 109-30200-00 Mach64 PCI Video Card</text:p>
            <text:p>Union Trident TWN7389 PCI Video Card TGUI9400-3</text:p>
            <text:p>Diamond 23030066-203 Stealth 64 DRAM T PCI Video Card v2.09</text:p>
          </table:table-cell>
          <table:table-cell table:number-columns-repeated="8"/>
          <table:table-cell office:value-type="currency" office:currency="USD" office:value="50">
            <text:p>$50.00</text:p>
          </table:table-cell>
          <table:table-cell office:value-type="currency" office:currency="USD" office:value="15">
            <text:p>$15.00</text:p>
          </table:table-cell>
          <table:table-cell table:number-columns-repeated="1012"/>
        </table:table-row>
        <table:table-row table:style-name="ro5">
          <table:table-cell office:value-type="float" office:value="4">
            <text:p>4</text:p>
          </table:table-cell>
          <table:table-cell table:style-name="ce1" office:value-type="string">
            <text:p>Two WD1003v-SR2 WD1003V-SR1 Winchester Disk Controller</text:p>
            <text:p>Two Original IBM PC 5150 FLOPPY CONTROLLER CARD 6181682 XM 8-Bit</text:p>
            <text:p>Three WD1003-WA2 Hard Disk/Floppy Controllers</text:p>
          </table:table-cell>
          <table:table-cell table:number-columns-repeated="8"/>
          <table:table-cell office:value-type="currency" office:currency="USD" office:value="50">
            <text:p>$50.00</text:p>
          </table:table-cell>
          <table:table-cell office:value-type="currency" office:currency="USD" office:value="15">
            <text:p>$15.00</text:p>
          </table:table-cell>
          <table:table-cell table:number-columns-repeated="1012"/>
        </table:table-row>
        <table:table-row table:style-name="ro6">
          <table:table-cell office:value-type="float" office:value="5">
            <text:p>5</text:p>
          </table:table-cell>
          <table:table-cell office:value-type="string">
            <text:p>"For sale is for a laptop keyboard.</text:p>
            <text:p>I think this goes to a toshiba laptop.</text:p>
            <text:p/>
            <text:p>Serial: 3y02700t 1"</text:p>
          </table:table-cell>
          <table:table-cell office:value-type="string">
            <text:p>http://www.dsprototyping.com/forsale/laptopkeyboards.jpg</text:p>
          </table:table-cell>
          <table:table-cell table:number-columns-repeated="3"/>
          <table:table-cell office:value-type="string">
            <text:p>http://www.dsprototyping.com/forsale/laptopkeyboard.jpg</text:p>
          </table:table-cell>
          <table:table-cell table:number-columns-repeated="3"/>
          <table:table-cell office:value-type="currency" office:currency="USD" office:value="10">
            <text:p>$10.00</text:p>
          </table:table-cell>
          <table:table-cell office:value-type="currency" office:currency="USD" office:value="5">
            <text:p>$5.00</text:p>
          </table:table-cell>
          <table:table-cell office:value-type="string">
            <text:p>&lt;form target='paypal' action='https://www.paypal.com/cgi-bin/webscr' method='post'&gt;&lt;input type='hidden' name='cmd' value='_s-xclick'&gt;&lt;input type='hidden' name='hosted_button_id' value='UQSQC5MYDRNF2'&gt;&lt;input type='image' src='https://www.paypal.com/en_US/i/btn/btn_cart_LG.gif' border='0' name=</text:p>
          </table:table-cell>
          <table:table-cell table:number-columns-repeated="1011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Up for sale is an ASTEC Laptop Power supply. </text:p>
            <text:p>DC Output: 15V DC 4A 60W, four amps at sixty watts of power. </text:p>
            <text:p>Model No: DPS54, serial# E5849M01120AJH </text:p>
          </table:table-cell>
          <table:table-cell office:value-type="string">
            <text:p>http://www.dsprototyping.com/forsale/laptop-powersupplys.jpg</text:p>
          </table:table-cell>
          <table:table-cell table:number-columns-repeated="3"/>
          <table:table-cell office:value-type="string">
            <text:p>http://www.dsprototyping.com/forsale/laptop-powersupply.jpg</text:p>
          </table:table-cell>
          <table:table-cell table:number-columns-repeated="3"/>
          <table:table-cell office:value-type="currency" office:currency="USD" office:value="20">
            <text:p>$20.00</text:p>
          </table:table-cell>
          <table:table-cell office:value-type="currency" office:currency="USD" office:value="15">
            <text:p>$15.00</text:p>
          </table:table-cell>
          <table:table-cell office:value-type="string">
            <text:p>&lt;form target='paypal' action='https://www.paypal.com/cgi-bin/webscr' method='post'&gt;</text:p>
            <text:p>&lt;input type='hidden' name='cmd' value='_s-xclick'&gt;</text:p>
            <text:p>&lt;input type='hidden' name='hosted_button_id' value='AEA2568AZ3V82'&gt;</text:p>
            <text:p>&lt;input type='image' src='https://www.paypal.com/en_US/i/btn/btn_cart_LG.gif' border='0' name='submit' alt='PayPal - The safer, easier way to pay online!'&gt;</text:p>
            <text:p>&lt;img alt='' border='0' src='https://www.paypal.com/en_US/i/scr/pixel.gif' width='1' height='1'&gt;</text:p>
            <text:p>&lt;/form&gt;</text:p>
          </table:table-cell>
          <table:table-cell table:number-columns-repeated="1011"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This sale is for a set of Synchronized motors</text:p>
            <text:p>Motor style no: 270V152H03</text:p>
            <text:p/>
            <text:p>Untested, sold as is.</text:p>
          </table:table-cell>
          <table:table-cell office:value-type="string">
            <text:p>http://www.akroncdnr.com/ph/users/a4s8b7/sync-motors.jpg</text:p>
          </table:table-cell>
          <table:table-cell table:number-columns-repeated="3"/>
          <table:table-cell office:value-type="string">
            <text:p>http://www.akroncdnr.com/ph/users/a4s8b7/sync-motorss.jpg</text:p>
          </table:table-cell>
          <table:table-cell table:number-columns-repeated="3"/>
          <table:table-cell table:style-name="Default" office:value-type="string">
            <text:p>#35</text:p>
          </table:table-cell>
          <table:table-cell office:value-type="currency" office:currency="USD" office:value="15">
            <text:p>$15.00</text:p>
          </table:table-cell>
          <table:table-cell office:value-type="string">
            <text:p>&lt;form target='paypal' action='https://www.paypal.com/cgi-bin/webscr' method='post'&gt;</text:p>
            <text:p>&lt;input type='hidden' name='cmd' value='_s-xclick'&gt;</text:p>
            <text:p>&lt;input type='hidden' name='hosted_button_id' value='5J378KKH3N2B8'&gt;</text:p>
            <text:p>&lt;input type='image' src='https://www.paypal.com/en_US/i/btn/btn_cart_LG.gif' border='0' name='submit' alt='PayPal - The safer, easier way to pay online!'&gt;</text:p>
            <text:p>&lt;img alt='' border='0' src='https://www.paypal.com/en_US/i/scr/pixel.gif' width='1' height='1'&gt;</text:p>
            <text:p>&lt;/form&gt;</text:p>
          </table:table-cell>
          <table:table-cell table:number-columns-repeated="1011"/>
        </table:table-row>
      </table:table>
      <table:table table:name="Sheet2" table:style-name="ta2" table:print="false">
        <table:table-column table:style-name="co1" table:number-columns-repeated="257" table:default-cell-style-name="Default"/>
        <table:table-column table:style-name="co6" table:number-columns-repeated="767" table:default-cell-style-name="Default"/>
        <table:table-row table:style-name="ro7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257" table:default-cell-style-name="Default"/>
        <table:table-column table:style-name="co6" table:number-columns-repeated="767" table:default-cell-style-name="Default"/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Times New Roman1" svg:font-family="'Times New Roman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5">09/15/2010</text:date>, <text:time>22:42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ew  Buczko</meta:initial-creator>
    <meta:creation-date>2010-08-30T22:02:06</meta:creation-date>
    <dc:creator>Andrew  Buczko</dc:creator>
    <dc:date>2010-09-15T22:42:45.17</dc:date>
    <meta:editing-cycles>9</meta:editing-cycles>
    <meta:editing-duration>PT02H11M26S</meta:editing-duration>
    <meta:generator>OpenOffice.org/3.1$Win32 OpenOffice.org_project/310m19$Build-9420</meta:generator>
    <meta:document-statistic meta:table-count="3" meta:cell-count="50" meta:object-count="0"/>
  </office:meta>
</office:document-meta>
</file>